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4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1.76pt solid #1f1c1b" fo:background-color="#99cc00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a podstawie formuły zawartej w komórce E7, opisz w pustym polu zasady obliczania</text:span></text:p>
            <text:p text:style-name="P2"><text:span text:style-name="T1">płacy za nadgodziny w pewnej firmie.</text:span></text:p>
          </draw:rect>
          <draw:rect draw:z-index="1" draw:style-name="gr2" draw:text-style-name="P1" svg:width="102.07mm" svg:height="109.23mm" svg:x="176.8mm" svg:y="16.7mm">
            <text:p text:style-name="P1">Jeżeli liczba przepracowanych nadgodzin jest mniejsza bądź</text:p>
            <text:p text:style-name="P1">Równa liczbie nadgodzin bez premii to za każdą nadgodzinę</text:p>
            <text:p text:style-name="P1">Naliczana jest stawka płacy za 1 nadgodzinę.</text:p>
            <text:p text:style-name="P1">W przeciwnym wypadku tj. jeżeli liczba przepracowanych </text:p>
            <text:p text:style-name="P1">Nadgodzin jest większa niż liczba nadgodzin bez premii</text:p>
            <text:p text:style-name="P1">To do każdej godzinnej stawki nadgodzin powyżej tej </text:p>
            <text:p text:style-name="P1">Granicy doliczone jest jeszcze 150% godzinnej stawki </text:p>
            <text:p text:style-name="P1">Pomnożonej przez ilość nadgodzin powyżej granicy.</text:p>
          </draw:rect>
        </table:shapes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Algorytm obliczania płacy pracownika za przepracowane nadgodziny</text:p>
          </table:table-cell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8" office:value-type="string" calcext:value-type="string">
            <text:p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14" office:value-type="percentage" office:value="0.5" calcext:value-type="percentage">
            <text:p>50%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13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0" office:value-type="string" calcext:value-type="string">
            <text:p>płaca=</text:p>
          </table:table-cell>
          <table:table-cell table:style-name="ce1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zielon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żółty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2" table:style-name="ta2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.00.0000</text:date>, <text:time style:data-style-name="N2" text:time-value="11:54:47.21636478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8-04-04T12:25:17.933586431</dc:date>
    <meta:print-date>2003-03-13T12:37:37</meta:print-date>
    <meta:generator>LibreOffice/6.0.2.1$Linux_X86_64 LibreOffice_project/00m0$Build-1</meta:generator>
    <meta:editing-duration>PT31M29S</meta:editing-duration>
    <meta:editing-cycles>3</meta:editing-cycles>
    <meta:document-statistic meta:table-count="3" meta:cell-count="16" meta:object-count="2"/>
  </office:meta>
</office:document-meta>
</file>